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49cm" fo:margin-left="-1.683cm" style:page-number="auto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011cm"/>
    </style:style>
    <style:style style:name="Table1.L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49cm" fo:margin-left="-1.683cm" table:align="left" style:writing-mode="lr-tb"/>
    </style:style>
    <style:style style:name="Table2.A" style:family="table-column">
      <style:table-column-properties style:column-width="1.931cm"/>
    </style:style>
    <style:style style:name="Table2.B" style:family="table-column">
      <style:table-column-properties style:column-width="2.037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G" style:family="table-column">
      <style:table-column-properties style:column-width="1.309cm"/>
    </style:style>
    <style:style style:name="Table2.H" style:family="table-column">
      <style:table-column-properties style:column-width="1.258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011cm"/>
    </style:style>
    <style:style style:name="Table2.M" style:family="table-column">
      <style:table-column-properties style:column-width="1.879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6" style:family="table-row">
      <style:table-row-properties style:min-row-height="0.245cm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7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425cm"/>
    </style:style>
    <style:style style:name="Table2.F11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2.M11" style:family="table-cell" style:data-style-name="N5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721cm"/>
    </style:style>
    <style:style style:name="Table2.13" style:family="table-row">
      <style:table-row-properties style:min-row-height="0.635cm"/>
    </style:style>
    <style:style style:name="Table2.14" style:family="table-row">
      <style:table-row-properties style:min-row-height="0.37cm"/>
    </style:style>
    <style:style style:name="Table2.15" style:family="table-row">
      <style:table-row-properties style:min-row-height="0.767cm"/>
    </style:style>
    <style:style style:name="Table2.17" style:family="table-row">
      <style:table-row-properties style:min-row-height="0.741cm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1.302cm"/>
    </style:style>
    <style:style style:name="Table2.H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number-style style:name="N5">
      <number:number number:decimal-places="2" number:grouping="true"/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H"/>
        <table:table-row>
          <table:table-cell table:style-name="Table1.A1" table:number-columns-spanned="5" office:value-type="string">
            <text:p text:style-name="P13"><text:span text:style-name="T1">Comparison Chart :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10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4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1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1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2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2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Discoun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A2" office:value-type="string">
            <text:p text:style-name="P7"/>
          </table:table-cell>
          <table:table-cell table:style-name="Table2.E2" office:value-type="float" office:value="0">
            <text:p text:style-name="P4"><text:placeholder text:placeholder-type="text">&lt;get_disc(o,2)['disc']&gt;</text:placeholder></text:p>
          </table:table-cell>
          <table:table-cell table:style-name="Table2.A2" office:value-type="string">
            <text:p text:style-name="P16"/>
          </table:table-cell>
          <table:table-cell table:style-name="Table2.E2" office:value-type="float" office:value="0">
            <text:p text:style-name="P4"><text:placeholder text:placeholder-type="text">&lt;get_disc(o,3)['disc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E2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A2" office:value-type="string">
            <text:p text:style-name="P16"/>
          </table:table-cell>
          <table:table-cell table:style-name="Table2.E2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sum_value']&gt;</text:placeholder></text:p>
          </table:table-cell>
          <table:covered-table-cell/>
        </table:table-row>
        <table:table-row table:style-name="Table2.6">
          <table:table-cell table:style-name="Table2.A6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or Basi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1" table:number-columns-spanned="3" office:value-type="float" office:value="0">
            <text:p text:style-name="P4">.00</text:p>
          </table:table-cell>
          <table:covered-table-cell/>
          <table:covered-table-cell/>
          <table:table-cell table:style-name="Table2.F11" table:number-columns-spanned="2" office:value-type="float" office:value="0">
            <text:p text:style-name="P4">.00</text:p>
          </table:table-cell>
          <table:covered-table-cell/>
          <table:table-cell table:style-name="Table2.F11" table:number-columns-spanned="2" office:value-type="float" office:value="0">
            <text:p text:style-name="P12">.00</text:p>
          </table:table-cell>
          <table:covered-table-cell/>
          <table:table-cell table:style-name="Table2.M11" table:number-columns-spanned="2" office:value-type="float" office:value="0">
            <text:p text:style-name="P12">.00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5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7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9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20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0" table:number-columns-spanned="7" office:value-type="string">
            <text:p text:style-name="P6"><text:s text:c="49"/>Forwar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1:32:57</dc:date>
    <dc:creator>Dev127 </dc:creator>
    <meta:editing-duration>PT7H52M58S</meta:editing-duration>
    <meta:editing-cycles>354</meta:editing-cycles>
    <meta:document-statistic meta:table-count="2" meta:image-count="0" meta:object-count="0" meta:page-count="2" meta:paragraph-count="118" meta:word-count="321" meta:character-count="4779" meta:non-whitespace-character-count="4432"/>
  </office:meta>
</office:document-meta>
</file>